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text-properties style:font-name="Times New Roman" fo:font-style="normal" style:font-style-asian="normal" style:font-style-complex="normal"/>
    </style:style>
    <style:style style:name="P5" style:family="paragraph" style:parent-style-name="Standard" style:list-style-name="L1"/>
    <style:style style:name="P6" style:family="paragraph" style:parent-style-name="Standard" style:list-style-name="L2"/>
    <style:style style:name="T1" style:family="text">
      <style:text-properties style:font-name="Courier New" fo:font-weight="normal" style:font-weight-asian="normal" style:font-weight-complex="normal"/>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bold" style:font-style-asian="normal" style:font-weight-asian="bold" style:font-style-complex="normal" style:font-weight-complex="bold"/>
    </style:style>
    <style:style style:name="T4" style:family="text">
      <style:text-properties style:font-name="Times New Roman" fo:font-style="normal" style:language-asian="ja" style:country-asian="JP" style:font-style-asian="normal" style:font-style-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style:language-asian="ja" style:country-asian="JP" style:font-weight-asian="normal" style:font-weight-complex="normal"/>
    </style:style>
    <style:style style:name="T9" style:family="text">
      <style:text-properties fo:font-style="italic" fo:font-weight="normal" style:language-asian="ja" style:country-asian="JP" style:font-style-asian="italic" style:font-weight-asian="normal" style:font-style-complex="italic" style:font-weight-complex="normal"/>
    </style:style>
    <style:style style:name="T10" style:family="text">
      <style:text-properties fo:font-style="italic" fo:font-weight="bold" style:language-asian="ja" style:country-asian="JP" style:font-style-asian="italic" style:font-weight-asian="bold" style:font-style-complex="italic" style:font-weight-complex="bold"/>
    </style:style>
    <style:style style:name="T11" style:family="text">
      <style:text-properties style:font-name="Courier New" fo:font-style="normal" style:font-style-asian="normal" style:font-style-complex="normal"/>
    </style:style>
    <style:style style:name="T12" style:family="text">
      <style:text-properties style:font-name="Courier New" fo:font-style="normal" fo:font-weight="normal" style:language-asian="ja" style:country-asian="JP" style:font-style-asian="normal" style:font-weight-asian="normal" style:font-style-complex="normal" style:font-weight-complex="normal"/>
    </style:style>
    <style:style style:name="T13" style:family="text">
      <style:text-properties style:font-name="Courier New" fo:font-style="normal" style:language-asian="ja" style:country-asian="JP" style:font-style-asian="normal" style:font-style-complex="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weight="normal" style:language-asian="ja" style:country-asian="JP" style:font-weight-asian="normal"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style:language-asian="ja" style:country-asian="JP" style:font-weight-asian="normal" style:font-weight-complex="normal"/>
    </style:style>
    <style:style style:name="T18" style:family="text">
      <style:text-properties style:font-name="Times New Roman" fo:font-style="normal" fo:font-weight="normal" style:language-asian="ja" style:country-asian="JP"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1 - <text:s/>Basic Programming Concepts</text:p>
      <text:p text:style-name="Standard"/>
      <text:p text:style-name="P2">Chapter 4 – Flow Control</text:p>
      <text:p text:style-name="Standard"/>
      <text:p text:style-name="P3">Questionnaire</text:p>
      <text:p text:style-name="Standard"/>
      <text:list xml:id="list41153572" text:style-name="L1">
        <text:list-item>
          <text:p text:style-name="P5"><text:span text:style-name="T2">What construct allows a programmer to regroup actions commonly executed together, and invoke them from various parts of a program, potentially with different parameters?<text:line-break/></text:span></text:p>
        </text:list-item>
        <text:list-item>
          <text:p text:style-name="P5"><text:span text:style-name="T2">What type of constructs allows a programmer to repeatedly execute the same code while certain conditions are met, for example for a fixed number of time?<text:line-break/></text:span></text:p>
        </text:list-item>
        <text:list-item>
          <text:p text:style-name="P5"><text:span text:style-name="T2">What two purposes does the 'return' statement serve?<text:line-break/></text:span></text:p>
        </text:list-item>
        <text:list-item>
          <text:p text:style-name="P5"><text:span text:style-name="T2">What general guideline concerning exit points should programmers follow to ensure the readability of functions?<text:line-break/></text:span></text:p>
        </text:list-item>
        <text:list-item>
          <text:p text:style-name="P5"><text:span text:style-name="T2">What technique can be used to implement the guideline in #4, in more complex scenario?<text:line-break/>Write a function skeleton demonstrating that technique for a function returning an 'int'.<text:line-break/>Write a comment where the implementation code for the function should go.<text:line-break/></text:span></text:p>
        </text:list-item>
        <text:list-item>
          <text:p text:style-name="P5"><text:span text:style-name="T2">Which C/eC control statement can we use to check whether a certain condition is met?<text:line-break/></text:span></text:p>
        </text:list-item>
        <text:list-item>
          <text:p text:style-name="P5"><text:span text:style-name="T2">Write code that checks whether the value of an integer variable 'a' is within the values 24 and 37 (inclusively), and outputs "Within 24 and 37" if it is, "Outside 24 and 37" otherwise.<text:line-break/></text:span></text:p>
        </text:list-item>
        <text:list-item>
          <text:p text:style-name="P5"><text:span text:style-name="T2">How can multiple statements be executed within an if or else clause?<text:line-break/></text:span></text:p>
        </text:list-item>
        <text:list-item>
          <text:p text:style-name="P5"><text:span text:style-name="T2">Rewrite the following code using compound statements to clarify how it actually gets understood by the C/eC grammar:<text:line-break/></text:span></text:p>
          <text:p text:style-name="P5"><text:span text:style-name="T11">if(a &gt; 4)<text:line-break/> <text:s text:c="2"/>PrintLn("Red");<text:line-break/>else if(b &gt; 12)<text:line-break/> <text:s text:c="2"/>if(c &gt; 0)<text:line-break/> <text:s text:c="5"/>PrintLn("Green");<text:line-break/>else<text:line-break/> <text:s text:c="2"/>PrintLn("Blue");</text:span><text:span text:style-name="T2"><text:line-break/></text:span></text:p>
        </text:list-item>
        <text:list-item>
          <text:p text:style-name="P5"><text:span text:style-name="T2">Rewrite the code in question #9 to work the way it was intended to, based on its indentation.<text:line-break/></text:span></text:p>
        </text:list-item>
        <text:list-item>
          <text:p text:style-name="P5"><text:span text:style-name="T2">Rewrite the following selection statements using the 'switch' statement instead. You will not need the variable a (GetOperation() returns a 'char').<text:line-break/></text:span><text:span text:style-name="T11">char a = GetOperation();<text:line-break/>if(a == '+') PrintLn("Add");<text:line-break/>else if(a == '-') PrintLn("Subtract");<text:line-break/>else if(a == '*') PrintLn("Multiply");<text:line-break/>else if(a == '/') PrintLn("Divide");<text:line-break/>else PrintLn("Unsupported");</text:span></text:p>
        </text:list-item>
        <text:list-item>
          <text:p text:style-name="P5"><text:soft-page-break/><text:span text:style-name="T2">Which selection statement will you use in C/eC if you need to compare whether a variable is within different (relatively large) ranges of values?<text:line-break/></text:span></text:p>
        </text:list-item>
        <text:list-item>
          <text:p text:style-name="P5"><text:span text:style-name="T2">Although usually placed last, the default statement needs </text:span><text:span text:style-name="T3">not</text:span><text:span text:style-name="T2"> be at the end as stated on page 32 of the </text:span><text:span text:style-name="T6">Tao</text:span><text:span text:style-name="T2">. Having it somewhere else can be used to obtain a different fall through path. What will the output of the following code be if a is 3? If a is 7?<text:line-break/><text:line-break/></text:span><text:span text:style-name="T11">switch(a)<text:line-break/>{<text:line-break/> <text:s text:c="2"/>default: PrintLn("Default");<text:line-break/> <text:s text:c="2"/>case 1: PrintLn("One");<text:line-break/> <text:s text:c="2"/>case 2: PrintLn("Two"); break;</text:span></text:p>
          <text:p text:style-name="P5"><text:span text:style-name="T11"><text:s text:c="3"/>case 3: PrintLn("Three"); <text:line-break/> <text:s text:c="2"/>case 4: PrintLn("Four"); <text:line-break/> <text:s text:c="2"/>case 5: PrintLn("Five"); break;<text:line-break/> <text:s text:c="2"/>case 6: PrintLn("Six"); break;<text:line-break/>}</text:span><text:span text:style-name="T2"><text:line-break/></text:span></text:p>
        </text:list-item>
        <text:list-item>
          <text:p text:style-name="P5"><text:span text:style-name="T11">What is wrong with the following code?<text:line-break/>int a = 2, b = 3;<text:line-break/>switch(a)<text:line-break/>{<text:line-break/> <text:s text:c="2"/>case 1: PrintLn("One"); break;<text:line-break/> <text:s text:c="2"/>case 2: PrintLn("Two"); break;<text:line-break/> <text:s text:c="2"/>case b: PrintLn("b"); break;<text:line-break/>}</text:span><text:span text:style-name="T2"><text:line-break/></text:span></text:p>
        </text:list-item>
        <text:list-item>
          <text:p text:style-name="P5"><text:span text:style-name="T2">What will the following code output?<text:line-break/><text:line-break/></text:span><text:span text:style-name="T11">int a = 0;<text:line-break/>while(a &lt; 5)<text:line-break/> <text:s text:c="2"/>Print(++a, " ");</text:span><text:span text:style-name="T2"><text:line-break/></text:span></text:p>
        </text:list-item>
        <text:list-item>
          <text:p text:style-name="P5"><text:span text:style-name="T2">What will the following code output?<text:line-break/><text:line-break/></text:span><text:span text:style-name="T11">int a = 5;<text:line-break/>do<text:line-break/>{<text:line-break/> <text:s text:c="2"/>Print(--a, " "); <text:s text:c="2"/><text:line-break/>} while(a &lt; 5 &amp;&amp; a &gt; 0);</text:span><text:span text:style-name="T2"><text:line-break/></text:span></text:p>
        </text:list-item>
        <text:list-item>
          <text:p text:style-name="P5"><text:span text:style-name="T2">What will be the values of and b after the following code has executed?<text:line-break/><text:line-break/></text:span><text:span text:style-name="T11">int a = 0, b = 0;<text:line-break/>while(true)<text:line-break/>{<text:line-break/> <text:s text:c="2"/>while(b &lt; 7) if(++b &gt; </text:span><text:span text:style-name="T13">3</text:span><text:span text:style-name="T11">) break; <text:s text:c="5"/><text:line-break/> <text:s text:c="2"/>if(++a &gt; 3) break;<text:line-break/>}</text:span><text:span text:style-name="T2"><text:line-break/></text:span></text:p>
        </text:list-item>
        <text:list-item>
          <text:p text:style-name="P5"><text:soft-page-break/><text:span text:style-name="T2">What technique can we use to break out of more than one iteration statements at once, or break out of a loop from within a switch statement?<text:line-break/></text:span></text:p>
        </text:list-item>
        <text:list-item>
          <text:p text:style-name="P5"><text:span text:style-name="T2">What are the three parts making up the C/eC 'for' loop statement?<text:line-break/></text:span></text:p>
        </text:list-item>
        <text:list-item>
          <text:p text:style-name="P5"><text:span text:style-name="T2">Write code printing out the numbers 1 to 10, separated by a space, using a for loop, a counter variable starting at 0 and the Print function.<text:line-break/></text:span></text:p>
        </text:list-item>
        <text:list-item>
          <text:p text:style-name="P5"><text:span text:style-name="T2">Modify the code in question #20 to skip over the number 5 using the continue statement.<text:line-break/></text:span></text:p>
        </text:list-item>
        <text:list-item>
          <text:p text:style-name="P5"><text:span text:style-name="T2">Rewrite the code in question #20 to make use of the last two parts of the for statement only, with an empty statement after the for. Your for statement: will look like this:<text:line-break/>for(; [part2]; [part3]);<text:line-break/></text:span></text:p>
        </text:list-item>
        <text:list-item>
          <text:p text:style-name="P5"><text:span text:style-name="T2">Using goto is generally</text:span><text:span text:style-name="T4"> </text:span><text:span text:style-name="T2">a bad practice in C/eC. Rewrite the following code making use of an iterative statement instead:<text:line-break/></text:span><text:span text:style-name="T11">int a = 10, c = 12;<text:line-break/>start:<text:line-break/>c++;<text:line-break/>if(a + c &gt; 35)<text:line-break/> <text:s text:c="2"/>goto finished;<text:line-break/>a += 2;<text:line-break/>goto start;<text:line-break/><text:line-break/>finished:</text:span><text:span text:style-name="T2"><text:line-break/></text:span></text:p>
        </text:list-item>
      </text:list>
      <text:p text:style-name="P4"/>
      <text:p text:style-name="P3">Lab Work<text:line-break/><text:line-break/><text:span text:style-name="T7">Note: You can add </text:span><text:span text:style-name="T1">system("pause");</text:span><text:span text:style-name="T5"> at the end of your Main() method so that the Win32 console stays up and you have time to look at the output. Also make sure to select “Console Application” in the project settings / Linker tab.</text:span></text:p>
      <text:p text:style-name="Standard"><text:span text:style-name="T7"/></text:p>
      <text:list xml:id="list41159728" text:style-name="L2">
        <text:list-item>
          <text:p text:style-name="P6"><text:span text:style-name="T7">Now that we're familiar with many programming concepts, let's write some code that </text:span><text:span text:style-name="T8">bears</text:span><text:span text:style-name="T7"> more resemblance to a useful program. Since we just covered arithmetic operators in the last chapter, we'll put together a very rudimentary calculator. It will support addition, subtraction, multiplication, division and exponents, for only two operands at a time.<text:line-break/><text:line-break/>We'll input the choice of operation as well as both operands from the user using the console. We'll use a standard C library function named '</text:span><text:span text:style-name="T1">gets</text:span><text:span text:style-name="T7">' for this purpose. </text:span><text:span text:style-name="T1">gets</text:span><text:span text:style-name="T7"> takes one parameter, a 'char *' (to hold a string, as we've seen in the previous chapter). This parameter is an 'output parameter', as gets will fill the string with the characters being input by the user (until he presses 'Enter'). For this reason, our string needs to have some storage allocated to it, to be able to hold all the characters that will be entered. The details of this are beyond the scope of this chapter (more about pointers, arrays and memory in the last chapter of this section), so for now just use the following two lines to input text from the user in your program. The first line is the string declaration which allocates enough space for the user to enter up to 1024 characters, which should be plenty for any reasonable use of the program.</text:span><text:span text:style-name="T8"><text:line-break/><text:line-break/></text:span><text:span text:style-name="T9">Please be advised that </text:span><text:span text:style-name="T10">gets</text:span><text:span text:style-name="T9"> is an insecure function because it cannot be made aware of the size of the input buffer we're passing to it, and therefore should not be used in any production application as it opens the way to security breaches through exploiting buffer overflows.</text:span><text:span text:style-name="T7"><text:line-break/><text:line-break/></text:span><text:span text:style-name="T1"> <text:s text:c="2"/>char input[1024];<text:line-break/> <text:s text:c="2"/>gets(input);<text:line-break/><text:line-break/></text:span><text:span text:style-name="T5">After these two lines have executed, input now contains the equivalent of a valid 'char *' or 'String'.<text:line-break/><text:line-break/></text:span><text:span text:style-name="T17">To avoid a warning when using the </text:span><text:span text:style-name="T15">gets</text:span><text:span text:style-name="T17"> function, you'll need to add an extra line at the top of your program:<text:line-break/></text:span><text:span text:style-name="T15">#include &lt;stdio.h&gt;</text:span><text:span text:style-name="T5"><text:line-break/><text:line-break/></text:span><text:span text:style-name="T17">This is because to this day eC doesn't predefine the </text:span><text:span text:style-name="T15">gets</text:span><text:span text:style-name="T17"> function as it does for some other C functions. The include preprocessor directive is a mechanism for including another file within a module. Using it with this stdio.h file (for standard input) makes the compiler aware of </text:span><text:span text:style-name="T15">gets</text:span><text:span text:style-name="T17">. <text:line-break/><text:line-break/></text:span><text:span text:style-name="T5">We'll process this input in two ways. The first way is to select which operation to execute. For this purpose, we'll prompt the user with the following:<text:line-break/><text:line-break/></text:span><text:span text:style-name="T1">Chose an operation to perform: +, -, *, /, ^. q to quit.</text:span><text:span text:style-name="T5"><text:line-break/><text:line-break/><text:line-break/><text:line-break/></text:span><text:soft-page-break/><text:span text:style-name="T5">We'll only be interested in the first character he enters, which will happen to be: </text:span><text:span text:style-name="T1">input[0]</text:span><text:span text:style-name="T15"> (</text:span><text:span text:style-name="T17">this expression uses the indexing operator which we'll see when we cover arrays and pointers)</text:span><text:span text:style-name="T5">.<text:line-break/>The type of that expression is a 'char'. Organize the prompting of the user, the input, and the validation to make sure he enters a valid operation symbol within a function named </text:span><text:span text:style-name="T1">GetOperation</text:span><text:span text:style-name="T5">. </text:span><text:span text:style-name="T17">It will return a 'char' value representing the operation to be performed (the symbol being entered: '+', '-', ...). </text:span><text:span text:style-name="T5">Warn the user and ask again if he enters anything else than these 6 valid symbols.<text:line-break/><text:line-break/>The other input will do is for the actual operands of the operation. We'll need to convert the string input to a double. For this purpose, use the following function that makes use of the standard C library function </text:span><text:span text:style-name="T12">strtod</text:span><text:span text:style-name="T5">. This function returns true if a valid number was entered, false otherwise. The second parameter needs to be called with the input string as a first parameter, and will returns the result in the second parameter. <text:line-break/><text:line-break/></text:span><text:span text:style-name="T1">bool DoubleToString(char * string, double * value)<text:line-break/>{<text:line-break/> <text:s text:c="2"/>char * end;<text:line-break/> <text:s text:c="2"/>*value = strtod(string, &amp;end);<text:line-break/> <text:s text:c="2"/>return end &gt; string;<text:line-break/>}<text:line-break/><text:line-break/></text:span><text:span text:style-name="T5">Again this touches on the pointers </text:span><text:span text:style-name="T17">topic to pass arguments by reference (so that the function can modify them),</text:span><text:span text:style-name="T5"> so for now just know to call this function as such:<text:line-break/></text:span><text:span text:style-name="T1"><text:line-break/>double operand1;<text:line-break/>DoubleToString(input, &amp;operand1);<text:line-break/><text:line-break/></text:span><text:span text:style-name="T5">Organize the code obtaining an operand into one function called </text:span><text:span text:style-name="T15">GetOperand</text:span><text:span text:style-name="T17">, which will return a double. <text:s/>The function will need to warn if the user enters an invalid number (i.e. </text:span><text:span text:style-name="T15">DoubleToString</text:span><text:span text:style-name="T17"> returns false), and ask again.<text:line-break/></text:span></text:p>
          <text:p text:style-name="P6"><text:span text:style-name="T17">Organize the code performing the actual operation in a function called </text:span><text:span text:style-name="T15">ComputeOperation</text:span><text:span text:style-name="T17">. It will take in the operation to be performed (a 'char') as a first parameter, and both operands (of the 'double' data type). It will return the result of the operation as a double.<text:line-break/><text:line-break/>C/eC do not have an operator for computing exponents. Although there are built-in math functions in the standard C library for that purpose, we'll code our own for now. However, we'll limit ourselves to only support greater than or equal to 0 integer powers. Make a function named </text:span><text:span text:style-name="T12">ComputeExponent</text:span><text:span text:style-name="T17"> for that purpose. It will take in a 'double' base for first parameter, an 'int' power for second parameter and return a 'double'. Use an iteration statement and the multiply-assign operator to compute the exponent.</text:span></text:p>
          <text:p text:style-name="P6"><text:span text:style-name="T18"><text:line-break/>The overall application code (In your Application::Main()) will need to loop as well. Each iteration of the loop will ask for an operation code. <text:s/>It will then prompt for entering the first and second operand, calling </text:span><text:span text:style-name="T12">GetOperand</text:span><text:span text:style-name="T18"> for each. It will also need to prevent a division by 0 (don't even call </text:span><text:span text:style-name="T12">ComputeOperation</text:span><text:span text:style-name="T18">, print an error message instead: "Cannot divide by 0"). Finally, it will need to print the result, in the form 1 + 2 = 3. It will then start over again until the user enters 'q' for 'quit' as the operation c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09-27T01:21:17.44</dc:date>
    <dc:creator>Jerome St-Louis</dc:creator>
    <meta:editing-duration>PT63H01M04S</meta:editing-duration>
    <meta:editing-cycles>130</meta:editing-cycles>
    <meta:generator>OpenOffice.org/3.2$Win32 OpenOffice.org_project/320m12$Build-9483</meta:generator>
    <meta:document-statistic meta:table-count="0" meta:image-count="0" meta:object-count="0" meta:page-count="5" meta:paragraph-count="32" meta:word-count="1611" meta:character-count="9382"/>
  </office:meta>
</office:document-meta>
</file>